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2" style:family="paragraph" style:parent-style-name="Standard">
      <style:text-properties fo:color="#d4d4d4" style:font-name="Droid Sans Mono1" fo:font-size="13.5pt" fo:font-weight="normal" officeooo:rsid="0022623a" officeooo:paragraph-rsid="0022623a" fo:background-color="#1e1e1e"/>
    </style:style>
    <style:style style:name="P3" style:family="paragraph" style:parent-style-name="Standard">
      <style:text-properties officeooo:rsid="0022623a" officeooo:paragraph-rsid="0022623a"/>
    </style:style>
    <style:style style:name="P4" style:family="paragraph" style:parent-style-name="Standard">
      <style:text-properties officeooo:paragraph-rsid="0022623a"/>
    </style:style>
    <style:style style:name="P5" style:family="paragraph" style:parent-style-name="Standard">
      <style:text-properties officeooo:rsid="0022623a" officeooo:paragraph-rsid="0022623a"/>
    </style:style>
    <style:style style:name="P6" style:family="paragraph" style:parent-style-name="Standard">
      <style:text-properties officeooo:rsid="0027071b" officeooo:paragraph-rsid="0022623a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1" fo:font-size="13.5pt" fo:font-weight="normal" fo:background-color="#1e1e1e" loext:char-shading-value="0"/>
    </style:style>
    <style:style style:name="T3" style:family="text">
      <style:text-properties fo:color="#dcdcaa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1" fo:font-size="13.5pt" fo:font-weight="normal" fo:background-color="#1e1e1e" loext:char-shading-value="0"/>
    </style:style>
    <style:style style:name="T7" style:family="text">
      <style:text-properties officeooo:rsid="0022623a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1" fo:font-size="13.5pt" fo:font-weight="normal" fo:background-color="#1e1e1e" loext:char-shading-value="0"/>
    </style:style>
    <style:style style:name="T10" style:family="text">
      <style:text-properties fo:color="#d4d4d4" style:font-name="Droid Sans Mono1" fo:font-size="13.5pt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officeooo:rsid="00270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Using axios with react</text:p>
      <text:p text:style-name="P6"/>
      <text:p text:style-name="P3"/>
      <text:p text:style-name="P3">1-npm install –save axios</text:p>
      <text:p text:style-name="P4"><text:span text:style-name="T7">2-</text:span><text:span text:style-name="T9">import</text:span><text:span text:style-name="T10"> </text:span><text:span text:style-name="T2">axios</text:span><text:span text:style-name="T10"> </text:span><text:span text:style-name="T9">from</text:span><text:span text:style-name="T10"> </text:span><text:span text:style-name="T6">'axios'</text:span><text:span text:style-name="T10">;</text:span></text:p>
      <text:p text:style-name="P1"/>
      <text:p text:style-name="P3">3-To get data from api in component did mount <text:span text:style-name="T12">( Get method data is in response.data )</text:span></text:p>
      <text:p text:style-name="P3"/>
      <text:p text:style-name="P2"><text:span text:style-name="T4">async</text:span> <text:span text:style-name="T3">componentDidMount</text:span>()</text:p>
      <text:p text:style-name="P1">{</text:p>
      <text:p text:style-name="P1"><text:span text:style-name="T4">const</text:span> <text:span text:style-name="T1">response</text:span> = <text:span text:style-name="T8">await</text:span> <text:span text:style-name="T1">axios</text:span>.<text:span text:style-name="T3">get</text:span>(<text:span text:style-name="T5">`</text:span><text:span text:style-name="T4">${this</text:span>.<text:span text:style-name="T1">apiUrl</text:span><text:span text:style-name="T4">}</text:span><text:span text:style-name="T5">/todos`</text:span>);</text:p>
      <text:p text:style-name="P1"><text:span text:style-name="T11">console</text:span>.<text:span text:style-name="T3">log</text:span>(<text:span text:style-name="T1">response</text:span>.<text:span text:style-name="T1">data</text:span>);</text:p>
      <text:p text:style-name="P1"><text:span text:style-name="T4">this</text:span>.<text:span text:style-name="T3">setState</text:span>({</text:p>
      <text:p text:style-name="P1"><text:span text:style-name="T1">todos:response</text:span>.<text:span text:style-name="T1">data</text:span></text:p>
      <text:p text:style-name="P1">})</text:p>
      <text:p text:style-name="P1">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29T01:56:14.984268510</dc:date>
    <meta:editing-duration>PT35M1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2" meta:character-count="309" meta:non-whitespace-character-count="279"/>
  </office:meta>
</office:document-meta>
</file>